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keep-with-next="always" fo:break-before="page" style:text-autospace="none" fo:text-align="center" fo:margin-bottom="0in" fo:line-height="100%">
        <style:tab-stops>
          <style:tab-stop style:type="left" style:position="0in"/>
        </style:tab-stops>
      </style:paragraph-properties>
      <style:text-properties style:font-name="Calibri Light" style:font-name-asian="Times New Roman" style:font-name-complex="Calibri Light" fo:font-weight="bold" style:font-weight-asian="bold" style:font-weight-complex="bold" fo:text-transform="uppercase" fo:font-size="10pt" style:font-size-asian="10pt" style:font-size-complex="10pt" style:language-asian="ar" style:country-asian="SA"/>
    </style:style>
    <style:style style:name="P2" style:parent-style-name="Normal" style:family="paragraph">
      <style:paragraph-properties fo:text-align="center" fo:margin-bottom="0in" fo:line-height="100%"/>
    </style:style>
    <style:style style:name="T3" style:parent-style-name="Policepardéfaut" style:family="text">
      <style:text-properties style:font-name="Calibri Light" style:font-name-asian="Times New Roman" style:font-name-complex="Calibri Light" fo:font-weight="bold" style:font-weight-asian="bold" style:font-weight-complex="bold" fo:text-transform="uppercase" fo:font-size="10pt" style:font-size-asian="10pt" style:font-size-complex="10pt" style:language-asian="ar" style:country-asian="SA"/>
    </style:style>
    <style:style style:name="T4" style:parent-style-name="Policepardéfaut" style:family="text">
      <style:text-properties style:font-name="Calibri Light" style:font-name-complex="Calibri Light" fo:font-weight="bold" style:font-weight-asian="bold" fo:text-transform="uppercase" fo:font-size="10pt" style:font-size-asian="10pt" style:font-size-complex="10pt"/>
    </style:style>
    <style:style style:name="T5" style:parent-style-name="Policepardéfaut" style:family="text">
      <style:text-properties style:font-name="Calibri Light" style:font-name-complex="Calibri Light" fo:font-weight="bold" style:font-weight-asian="bold" fo:text-transform="uppercase" fo:font-size="10pt" style:font-size-asian="10pt" style:font-size-complex="10pt"/>
    </style:style>
    <style:style style:name="P6" style:parent-style-name="Normal" style:family="paragraph">
      <style:paragraph-properties fo:text-align="center" fo:margin-bottom="0in" fo:line-height="100%"/>
    </style:style>
    <style:style style:name="T7" style:parent-style-name="Policepardéfaut" style:family="text">
      <style:text-properties style:font-name="Calibri Light" style:font-name-complex="Calibri Light" fo:font-weight="bold" style:font-weight-asian="bold" fo:font-variant="small-caps" fo:font-size="10pt" style:font-size-asian="10pt" style:font-size-complex="10pt"/>
    </style:style>
    <style:style style:name="T8" style:parent-style-name="Policepardéfaut" style:family="text"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T9" style:parent-style-name="Policepardéfaut" style:family="text">
      <style:text-properties style:font-name="Calibri Light" style:font-name-complex="Calibri Light" fo:font-weight="bold" style:font-weight-asian="bold" fo:font-variant="small-caps" fo:font-size="10pt" style:font-size-asian="10pt" style:font-size-complex="10pt"/>
    </style:style>
    <style:style style:name="P10" style:parent-style-name="Normal" style:family="paragraph">
      <style:paragraph-properties style:text-autospace="none" fo:margin-bottom="0in" fo:line-height="100%"/>
      <style:text-properties style:font-name="Times New Roman" style:font-name-asian="Times New Roman" style:font-name-complex="Times" fo:font-weight="bold" style:font-weight-asian="bold" fo:font-size="12pt" style:font-size-asian="12pt" style:font-size-complex="12pt" style:text-underline-type="single" style:text-underline-style="solid" style:text-underline-width="auto" style:text-underline-mode="continuous" style:language-asian="ar" style:country-asian="SA"/>
    </style:style>
    <style:style style:name="P11" style:parent-style-name="Normal" style:family="paragraph">
      <style:paragraph-properties fo:text-align="center"/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P12" style:parent-style-name="Normal" style:family="paragraph">
      <style:paragraph-properties fo:text-align="justify"/>
    </style:style>
    <style:style style:name="T13" style:parent-style-name="Policepardéfau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14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5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6" style:parent-style-name="Policepardéfaut" style:family="text"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P17" style:parent-style-name="Normal" style:family="paragraph">
      <style:paragraph-properties fo:text-align="justify"/>
    </style:style>
    <style:style style:name="T18" style:parent-style-name="Policepardéfau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19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olumn21" style:family="table-column">
      <style:table-column-properties style:column-width="1.8875in"/>
    </style:style>
    <style:style style:name="TableColumn22" style:family="table-column">
      <style:table-column-properties style:column-width="2.3076in"/>
    </style:style>
    <style:style style:name="TableColumn23" style:family="table-column">
      <style:table-column-properties style:column-width="2.3076in"/>
    </style:style>
    <style:style style:name="Table20" style:family="table">
      <style:table-properties style:width="6.5027in" style:rel-width="100.82%" fo:margin-left="0in" table:align="left"/>
    </style:style>
    <style:style style:name="TableRow24" style:family="table-row">
      <style:table-row-properties style:min-row-height="0.1729in"/>
    </style:style>
    <style:style style:name="TableCell25" style:family="table-cell">
      <style:table-cell-properties fo:border="0.0069in solid #000000" fo:background-color="#A6A6A6" fo:padding-top="0in" fo:padding-left="0.075in" fo:padding-bottom="0in" fo:padding-right="0.075in"/>
    </style:style>
    <style:style style:name="P26" style:parent-style-name="Titre2" style:family="paragraph">
      <style:paragraph-properties fo:text-align="center" fo:line-height="103%"/>
      <style:text-properties style:font-name="Calibri Light" style:font-name-complex="Calibri Light" fo:text-transform="uppercase" fo:font-size="10pt" style:font-size-asian="10pt"/>
    </style:style>
    <style:style style:name="TableRow27" style:family="table-row">
      <style:table-row-properties style:min-row-height="0.1687in"/>
    </style:style>
    <style:style style:name="TableCell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32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language="en" fo:country="US"/>
    </style:style>
    <style:style style:name="P33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language="en" fo:country="US"/>
    </style:style>
    <style:style style:name="TableRow34" style:family="table-row">
      <style:table-row-properties style:min-row-height="0.2041in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Normal" style:family="paragraph">
      <style:text-properties style:font-name="Calibri Light" style:font-name-complex="Calibri Light" fo:font-weight="bold" style:font-weight-asian="bold" style:font-weight-complex="bold" fo:font-style="italic" style:font-style-asian="italic" fo:font-size="10pt" style:font-size-asian="10pt" style:font-size-complex="10pt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text-align="justify"/>
      <style:text-properties style:font-name="Calibri Light" style:font-name-complex="Calibri Light" style:font-weight-complex="bold" fo:font-style="italic" style:font-style-asian="italic" fo:font-size="10pt" style:font-size-asian="10pt" style:font-size-complex="10pt"/>
    </style:style>
    <style:style style:name="P39" style:parent-style-name="Normal" style:family="paragraph">
      <style:paragraph-properties fo:text-align="justify"/>
      <style:text-properties style:font-name="Calibri Light" style:font-name-complex="Calibri Light" style:font-weight-complex="bold" fo:font-style="italic" style:font-style-asian="italic" fo:font-size="10pt" style:font-size-asian="10pt" style:font-size-complex="10pt"/>
    </style:style>
    <style:style style:name="TableRow40" style:family="table-row">
      <style:table-row-properties style:min-row-height="0.1875in"/>
    </style:style>
    <style:style style:name="TableCell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45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46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47" style:family="table-row">
      <style:table-row-properties style:min-row-height="0.1875in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52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53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54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55" style:family="table-row">
      <style:table-row-properties style:min-row-height="0.1875in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58" style:parent-style-name="Policepardéfaut" style:family="text"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1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2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3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4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5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6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7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68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P71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background-color="#FFFF00"/>
    </style:style>
    <style:style style:name="TableRow72" style:family="table-row">
      <style:table-row-properties style:min-row-height="0.1687in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P75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76" style:parent-style-name="s1" style:family="text">
      <style:text-properties style:font-name="Calibri Light" style:font-name-complex="Calibri Light" fo:font-size="9pt" style:font-size-asian="9pt" style:font-size-complex="9pt"/>
    </style:style>
    <style:style style:name="T77" style:parent-style-name="s1" style:family="text">
      <style:text-properties style:font-name="Wingdings" style:font-name-asian="Wingdings" style:font-name-complex="Wingdings" fo:font-size="9pt" style:font-size-asian="9pt" style:font-size-complex="9pt"/>
    </style:style>
    <style:style style:name="T78" style:parent-style-name="s1" style:family="text">
      <style:text-properties style:font-name="Calibri Light" style:font-name-complex="Calibri Light" fo:font-size="9pt" style:font-size-asian="9pt" style:font-size-complex="9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81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82" style:family="table-row">
      <style:table-row-properties style:min-row-height="0.1875in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87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88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89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90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91" style:family="table-row">
      <style:table-row-properties style:min-row-height="0.1687in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96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97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98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99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00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101" style:family="table-row">
      <style:table-row-properties style:min-row-height="0.1687in"/>
    </style:style>
    <style:style style:name="TableCell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06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07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08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09" style:parent-style-name="Normal" style:family="paragraph">
      <style:paragraph-properties fo:margin-bottom="0in" fo:line-height="100%" fo:margin-left="1.475in">
        <style:tab-stops/>
      </style:paragraph-properties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Policepardéfaut" style:family="text">
      <style:text-properties style:font-name="Calibri Light" style:font-name-complex="Calibri Light" fo:font-weight="bold" style:font-weight-asian="bold" fo:font-variant="small-caps" fo:font-size="10pt" style:font-size-asian="10pt" style:font-size-complex="10pt"/>
    </style:style>
    <style:style style:name="T112" style:parent-style-name="Policepardéfaut" style:family="text"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T113" style:parent-style-name="Policepardéfaut" style:family="text">
      <style:text-properties style:font-name="Calibri Light" style:font-name-complex="Calibri Light" fo:font-weight="bold" style:font-weight-asian="bold" fo:font-variant="small-caps" fo:font-size="10pt" style:font-size-asian="10pt" style:font-size-complex="10pt"/>
    </style:style>
    <style:style style:name="P114" style:parent-style-name="Normal" style:family="paragraph">
      <style:paragraph-properties fo:margin-bottom="0in" fo:line-height="100%">
        <style:tab-stops>
          <style:tab-stop style:type="left" style:position="2.6562in"/>
          <style:tab-stop style:type="center" style:position="3.634in"/>
        </style:tab-stops>
      </style:paragraph-properties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P115" style:parent-style-name="Normal" style:family="paragraph">
      <style:paragraph-properties fo:text-align="center"/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P116" style:parent-style-name="Normal" style:family="paragraph">
      <style:paragraph-properties fo:text-align="justify"/>
    </style:style>
    <style:style style:name="T117" style:parent-style-name="Policepardéfau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118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19" style:parent-style-name="Policepardéfaut" style:family="text">
      <style:text-properties style:font-name="Calibri Light" style:font-name-complex="Calibri Light" fo:font-weight="bold" style:font-weight-asian="bold" fo:font-size="10pt" style:font-size-asian="10pt" style:font-size-complex="10pt"/>
    </style:style>
    <style:style style:name="P120" style:parent-style-name="Normal" style:family="paragraph">
      <style:paragraph-properties fo:text-align="justify"/>
    </style:style>
    <style:style style:name="T121" style:parent-style-name="Policepardéfaut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122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23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olumn125" style:family="table-column">
      <style:table-column-properties style:column-width="1.9006in"/>
    </style:style>
    <style:style style:name="TableColumn126" style:family="table-column">
      <style:table-column-properties style:column-width="4.602in"/>
    </style:style>
    <style:style style:name="Table124" style:family="table">
      <style:table-properties style:width="6.5027in" style:rel-width="100.82%" fo:margin-left="0in" table:align="left"/>
    </style:style>
    <style:style style:name="TableRow127" style:family="table-row">
      <style:table-row-properties style:min-row-height="0.1729in"/>
    </style:style>
    <style:style style:name="TableCell128" style:family="table-cell">
      <style:table-cell-properties fo:border="0.0069in solid #000000" fo:background-color="#A6A6A6" fo:padding-top="0in" fo:padding-left="0.075in" fo:padding-bottom="0in" fo:padding-right="0.075in"/>
    </style:style>
    <style:style style:name="P129" style:parent-style-name="Titre2" style:family="paragraph">
      <style:paragraph-properties fo:text-align="center" fo:line-height="103%"/>
      <style:text-properties style:font-name="Calibri Light" style:font-name-complex="Calibri Light" fo:text-transform="uppercase" fo:font-size="10pt" style:font-size-asian="10pt"/>
    </style:style>
    <style:style style:name="TableRow130" style:family="table-row">
      <style:table-row-properties style:min-row-height="0.1687in"/>
    </style:style>
    <style:style style:name="TableCell1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ize="10pt" style:font-size-asian="10pt" style:font-size-complex="10pt" fo:language="en" fo:country="US"/>
    </style:style>
    <style:style style:name="TableRow135" style:family="table-row">
      <style:table-row-properties style:min-row-height="0.1687in"/>
    </style:style>
    <style:style style:name="TableCell1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38" style:parent-style-name="s1" style:family="text">
      <style:text-properties style:font-name="Calibri Light" style:font-name-complex="Calibri Light" fo:font-size="9pt" style:font-size-asian="9pt" style:font-size-complex="9pt"/>
    </style:style>
    <style:style style:name="T139" style:parent-style-name="s1" style:family="text">
      <style:text-properties style:font-name="Wingdings" style:font-name-asian="Wingdings" style:font-name-complex="Wingdings" fo:font-size="9pt" style:font-size-asian="9pt" style:font-size-complex="9pt"/>
    </style:style>
    <style:style style:name="T140" style:parent-style-name="s1" style:family="text">
      <style:text-properties style:font-name="Calibri Light" style:font-name-complex="Calibri Light" fo:font-size="9pt" style:font-size-asian="9pt" style:font-size-complex="9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p3" style:family="paragraph">
      <style:paragraph-properties fo:text-align="justify" fo:margin-top="0in" fo:margin-bottom="0in" fo:line-height="103%"/>
      <style:text-properties style:font-name="Calibri Light" style:font-name-complex="Calibri Light" fo:font-size="10pt" style:font-size-asian="10pt" style:font-size-complex="10pt" style:language-asian="en" style:country-asian="US"/>
    </style:style>
    <style:style style:name="TableRow143" style:family="table-row">
      <style:table-row-properties style:min-row-height="0.1687in"/>
    </style:style>
    <style:style style:name="TableCell1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text-align="justify" fo:margin-bottom="0in" fo:line-height="100%"/>
    </style:style>
    <style:style style:name="P148" style:parent-style-name="Normal" style:family="paragraph">
      <style:paragraph-properties fo:text-align="justify" fo:margin-bottom="0in" fo:line-height="100%"/>
    </style:style>
    <style:style style:name="P149" style:parent-style-name="Normal" style:family="paragraph">
      <style:paragraph-properties fo:text-align="justify" fo:margin-bottom="0in" fo:line-height="100%"/>
    </style:style>
    <style:style style:name="TableRow150" style:family="table-row">
      <style:table-row-properties style:min-row-height="0.2041in"/>
    </style:style>
    <style:style style:name="TableCell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2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tyle="italic" style:font-style-asian="italic" fo:font-size="10pt" style:font-size-asian="10pt" style:font-size-complex="10pt"/>
    </style:style>
    <style:style style:name="P155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tyle="italic" style:font-style-asian="italic" fo:font-size="10pt" style:font-size-asian="10pt" style:font-size-complex="10pt"/>
    </style:style>
    <style:style style:name="P156" style:parent-style-name="Normal" style:family="paragraph">
      <style:paragraph-properties fo:text-align="justify" fo:margin-bottom="0in" fo:line-height="100%"/>
      <style:text-properties style:font-name="Calibri Light" style:font-name-complex="Calibri Light" style:font-weight-complex="bold" fo:font-style="italic" style:font-style-asian="italic" fo:font-size="10pt" style:font-size-asian="10pt" style:font-size-complex="10pt"/>
    </style:style>
    <style:style style:name="TableRow157" style:family="table-row">
      <style:table-row-properties style:min-row-height="0.1875in"/>
    </style:style>
    <style:style style:name="TableCell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62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163" style:family="table-row">
      <style:table-row-properties style:min-row-height="0.1687in"/>
    </style:style>
    <style:style style:name="TableCell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66" style:parent-style-name="Policepardéfaut" style:family="text">
      <style:text-properties style:font-name="Calibri Light" style:font-name-complex="Calibri Light" style:font-weight-complex="bold" fo:font-size="10pt" style:font-size-asian="10pt" style:font-size-complex="10pt"/>
    </style:style>
    <style:style style:name="T167" style:parent-style-name="Policepardéfaut" style:family="text">
      <style:text-properties style:font-name="Wingdings" style:font-name-asian="Wingdings" style:font-name-complex="Wingdings" style:font-weight-complex="bold" fo:font-size="10pt" style:font-size-asian="10pt" style:font-size-complex="10pt"/>
    </style:style>
    <style:style style:name="T168" style:parent-style-name="Policepardéfaut" style:family="text">
      <style:text-properties style:font-name="Calibri Light" style:font-name-complex="Calibri Light" style:font-weight-complex="bold" fo:font-size="10pt" style:font-size-asian="10pt" style:font-size-complex="10pt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 fo:margin-right="-0.075in"/>
      <style:text-properties style:font-name="Calibri Light" style:font-name-complex="Calibri Light" fo:font-size="10pt" style:font-size-asian="10pt" style:font-size-complex="10pt"/>
    </style:style>
    <style:style style:name="TableRow171" style:family="table-row">
      <style:table-row-properties style:min-row-height="0.1875in"/>
    </style:style>
    <style:style style:name="TableCell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76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77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78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179" style:family="table-row">
      <style:table-row-properties style:min-row-height="0.1875in"/>
    </style:style>
    <style:style style:name="TableCell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84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85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P186" style:parent-style-name="Normal" style:family="paragraph">
      <style:paragraph-properties fo:margin-bottom="0in" fo:line-height="100%"/>
      <style:text-properties style:font-name="Calibri Light" style:font-name-complex="Calibri Light" style:font-weight-complex="bold" fo:font-size="10pt" style:font-size-asian="10pt" style:font-size-complex="10pt"/>
    </style:style>
    <style:style style:name="TableRow187" style:family="table-row">
      <style:table-row-properties style:min-row-height="0.1687in"/>
    </style:style>
    <style:style style:name="TableCell1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90" style:parent-style-name="Policepardéfaut" style:family="text">
      <style:text-properties style:font-name="Calibri Light" style:font-name-complex="Calibri Light" style:font-weight-complex="bold" fo:font-size="10pt" style:font-size-asian="10pt" style:font-size-complex="10pt"/>
    </style:style>
    <style:style style:name="T191" style:parent-style-name="Policepardéfaut" style:family="text">
      <style:text-properties style:font-name="Wingdings" style:font-name-asian="Wingdings" style:font-name-complex="Wingdings" style:font-weight-complex="bold" fo:font-size="10pt" style:font-size-asian="10pt" style:font-size-complex="10pt"/>
    </style:style>
    <style:style style:name="T192" style:parent-style-name="Policepardéfaut" style:family="text">
      <style:text-properties style:font-name="Calibri Light" style:font-name-complex="Calibri Light" style:font-weight-complex="bold" fo:font-size="10pt" style:font-size-asian="10pt" style:font-size-complex="10pt"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p3" style:family="paragraph">
      <style:paragraph-properties fo:text-align="justify" fo:margin-top="0in" fo:line-height="103%" fo:margin-left="0.5in">
        <style:tab-stops/>
      </style:paragraph-properties>
      <style:text-properties style:language-asian="en" style:country-asian="US"/>
    </style:style>
    <style:style style:name="TableRow195" style:family="table-row">
      <style:table-row-properties style:min-row-height="0.1687in"/>
    </style:style>
    <style:style style:name="TableCell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97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198" style:parent-style-name="Policepardéfaut" style:family="text">
      <style:text-properties style:font-name="Calibri Light" style:font-name-complex="Calibri Light" style:font-weight-complex="bold" fo:font-size="10pt" style:font-size-asian="10pt" style:font-size-complex="10pt"/>
    </style:style>
    <style:style style:name="T199" style:parent-style-name="Policepardéfaut" style:family="text">
      <style:text-properties style:font-name="Wingdings" style:font-name-asian="Wingdings" style:font-name-complex="Wingdings" style:font-weight-complex="bold" fo:font-size="10pt" style:font-size-asian="10pt" style:font-size-complex="10pt"/>
    </style:style>
    <style:style style:name="T200" style:parent-style-name="Policepardéfaut" style:family="text">
      <style:text-properties style:font-name="Calibri Light" style:font-name-complex="Calibri Light" style:font-weight-complex="bold" fo:font-size="10pt" style:font-size-asian="10pt" style:font-size-complex="10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text-align="justify"/>
    </style:style>
    <style:style style:name="TableRow203" style:family="table-row">
      <style:table-row-properties style:min-row-height="0.1687in"/>
    </style:style>
    <style:style style:name="TableCell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05" style:parent-style-name="Policepardéfaut" style:family="text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text-align="justify"/>
      <style:text-properties style:font-name="Calibri Light" style:font-name-complex="Calibri Light" style:font-weight-complex="bold" fo:font-size="10pt" style:font-size-asian="10pt" style:font-size-complex="10pt"/>
    </style:style>
    <style:style style:name="P208" style:parent-style-name="Normal" style:family="paragraph">
      <style:paragraph-properties fo:text-align="justify"/>
      <style:text-properties style:font-name="Calibri Light" style:font-name-complex="Calibri Light" style:font-weight-complex="bold" fo:font-size="10pt" style:font-size-asian="10pt" style:font-size-complex="10pt"/>
    </style:style>
    <style:style style:name="TableRow209" style:family="table-row">
      <style:table-row-properties style:min-row-height="0.1687in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Normal" style:family="paragraph">
      <style:text-properties style:font-name="Calibri Light" style:font-name-complex="Calibri Light" fo:font-weight="bold" style:font-weight-asian="bold" style:font-weight-complex="bold" fo:font-size="10pt" style:font-size-asian="10pt" style:font-size-complex="10pt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Normal" style:family="paragraph">
      <style:paragraph-properties fo:text-align="justify"/>
      <style:text-properties style:font-name="Calibri Light" style:font-name-complex="Calibri Light" style:font-weight-complex="bold" fo:font-size="10pt" style:font-size-asian="10pt" style:font-size-complex="10pt"/>
    </style:style>
    <style:style style:name="P214" style:parent-style-name="Normal" style:family="paragraph">
      <style:paragraph-properties fo:text-align="justify"/>
      <style:text-properties style:font-name="Calibri Light" style:font-name-complex="Calibri Light" style:font-weight-complex="bold" fo:font-size="10pt" style:font-size-asian="10pt" style:font-size-complex="10pt"/>
    </style:style>
  </office:automatic-styles>
  <office:body>
    <office:text text:use-soft-page-breaks="true">
      <text:p text:style-name="P1">BTS NÉgociation et Digitalisation de la Relation Client</text:p>
      <text:p text:style-name="P2"><text:span text:style-name="T3">Session<text:s/></text:span><text:span text:style-name="T4">202</text:span><text:span text:style-name="T5">4</text:span></text:p>
      <text:p text:style-name="P6"><text:span text:style-name="T7">E4</text:span><text:span text:style-name="T8"><text:s/>–<text:s/></text:span><text:span text:style-name="T9">RELATION CLIENT et NEGOCIATION VENTE</text:span></text:p>
      <text:p text:style-name="P10"/>
      <text:p text:style-name="P11">FICHE SUJET<text:s/>– nom du<text:s/>CANDIDAT :<text:s/></text:p>
      <text:p text:style-name="P12"><text:span text:style-name="T13"></text:span><text:span text:style-name="T14"><text:s/>Négociation Vente et Accompagnement de la Relation<text:s/></text:span><text:span text:style-name="T15">Client</text:span><text:span text:style-name="T16"><text:s/></text:span></text:p>
      <text:p text:style-name="P17"><text:span text:style-name="T18"></text:span><text:span text:style-name="T19"><text:s/>Organisation et Animation d’un Evènement commercial </text:span></text:p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3">
            <text:h text:style-name="P26" text:outline-level="2">modification des paramÈtres À prendre en compte PAR LE CANDIDAT pour la simulation</text:h>
          </table:table-cell>
          <table:covered-table-cell/>
          <table:covered-table-cell/>
        </table:table-row>
        <table:table-row table:style-name="TableRow27">
          <table:table-cell table:style-name="TableCell28">
            <text:p text:style-name="P29">Objet de l’activité</text:p>
          </table:table-cell>
          <table:table-cell table:style-name="TableCell30" table:number-columns-spanned="2">
            <text:p text:style-name="P31"/>
            <text:p text:style-name="P32"/>
            <text:p text:style-name="P33"/>
          </table:table-cell>
          <table:covered-table-cell/>
        </table:table-row>
        <table:table-row table:style-name="TableRow34">
          <table:table-cell table:style-name="TableCell35">
            <text:p text:style-name="P36">Date(s) et durée</text:p>
          </table:table-cell>
          <table:table-cell table:style-name="TableCell37" table:number-columns-spanned="2">
            <text:p text:style-name="P38"/>
            <text:p text:style-name="P39"/>
          </table:table-cell>
          <table:covered-table-cell/>
        </table:table-row>
        <table:table-row table:style-name="TableRow40">
          <table:table-cell table:style-name="TableCell41">
            <text:p text:style-name="P42">Lieu<text:s/></text:p>
          </table:table-cell>
          <table:table-cell table:style-name="TableCell43" table:number-columns-spanned="2">
            <text:p text:style-name="P44"/>
            <text:p text:style-name="P45"/>
            <text:p text:style-name="P46"/>
          </table:table-cell>
          <table:covered-table-cell/>
        </table:table-row>
        <table:table-row table:style-name="TableRow47">
          <table:table-cell table:style-name="TableCell48">
            <text:p text:style-name="P49">Délimitation de Séquence(s)</text:p>
          </table:table-cell>
          <table:table-cell table:style-name="TableCell50" table:number-columns-spanned="2">
            <text:p text:style-name="P51"/>
            <text:p text:style-name="P52"/>
            <text:p text:style-name="P53"/>
            <text:p text:style-name="P54"/>
          </table:table-cell>
          <table:covered-table-cell/>
        </table:table-row>
        <table:table-row table:style-name="TableRow55">
          <table:table-cell table:style-name="TableCell56">
            <text:p text:style-name="P57">Acteur(s) concernés</text:p>
            <text:p text:style-name="Normal"><text:span text:style-name="T58">(statut/rôle)</text:span></text:p>
          </table:table-cell>
          <table:table-cell table:style-name="TableCell59"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  <text:p text:style-name="P68"/>
          </table:table-cell>
          <table:table-cell table:style-name="TableCell69">
            <text:p text:style-name="P70"/>
            <text:p text:style-name="P71"/>
          </table:table-cell>
        </table:table-row>
        <table:table-row table:style-name="TableRow72">
          <table:table-cell table:style-name="TableCell73">
            <text:p text:style-name="P74">Historique de la relation</text:p>
            <text:p text:style-name="P75">Relation à l’entreprise</text:p>
            <text:p text:style-name="Normal"><text:span text:style-name="T76">Objectif </text:span><text:span text:style-name="T77"></text:span><text:span text:style-name="T78">définir à quel moment de cette relation vous intervenez et le travail que vous devez encore fournir (convaincre, fidéliser…).</text:span></text:p>
          </table:table-cell>
          <table:table-cell table:style-name="TableCell79" table:number-columns-spanned="2">
            <text:p text:style-name="P80"/>
            <text:p text:style-name="P81"/>
          </table:table-cell>
          <table:covered-table-cell/>
        </table:table-row>
        <table:table-row table:style-name="TableRow82">
          <table:table-cell table:style-name="TableCell83">
            <text:p text:style-name="P84">Objectifs de la simulation</text:p>
          </table:table-cell>
          <table:table-cell table:style-name="TableCell85" table:number-columns-spanned="2">
            <text:p text:style-name="P86"/>
            <text:p text:style-name="P87"/>
            <text:p text:style-name="P88"/>
            <text:p text:style-name="P89"/>
            <text:p text:style-name="P90"/>
          </table:table-cell>
          <table:covered-table-cell/>
        </table:table-row>
        <table:table-row table:style-name="TableRow91">
          <table:table-cell table:style-name="TableCell92">
            <text:p text:style-name="P93">Informations à exploiter</text:p>
          </table:table-cell>
          <table:table-cell table:style-name="TableCell94" table:number-columns-spanned="2">
            <text:p text:style-name="P95"/>
            <text:p text:style-name="P96"/>
            <text:p text:style-name="P97"/>
            <text:p text:style-name="P98"/>
            <text:p text:style-name="P99"/>
            <text:p text:style-name="P100"/>
          </table:table-cell>
          <table:covered-table-cell/>
        </table:table-row>
        <table:table-row table:style-name="TableRow101">
          <table:table-cell table:style-name="TableCell102">
            <text:p text:style-name="P103">Contrainte(s)</text:p>
          </table:table-cell>
          <table:table-cell table:style-name="TableCell104" table:number-columns-spanned="2">
            <text:p text:style-name="P105"/>
            <text:p text:style-name="P106"/>
            <text:p text:style-name="P107"/>
            <text:p text:style-name="P108"/>
          </table:table-cell>
          <table:covered-table-cell/>
        </table:table-row>
      </table:table>
      <text:soft-page-break/>
      <text:p text:style-name="P109">BTS Négociation et Digitalisation de la Relation Client</text:p>
      <text:p text:style-name="P110"><text:span text:style-name="T111">E4</text:span><text:span text:style-name="T112"><text:s/>–<text:s/></text:span><text:span text:style-name="T113">RELATION CLIENT et NEGOCIATION VENTE</text:span></text:p>
      <text:p text:style-name="P114"><text:tab/></text:p>
      <text:p text:style-name="P115">FICHE SUJET<text:s/>–<text:s/>nom du<text:s/>JURY</text:p>
      <text:p text:style-name="P116"><text:span text:style-name="T117"></text:span><text:span text:style-name="T118"><text:s/>Négociation Vente et Accompagnement de la Relation Client</text:span><text:span text:style-name="T119"><text:s/></text:span></text:p>
      <text:p text:style-name="P120"><text:span text:style-name="T121"></text:span><text:span text:style-name="T122"><text:s/>Organisation et<text:s/></text:span><text:span text:style-name="T123">Animation d’un Evènement commercial </text:span></text:p>
      <table:table table:style-name="Table124">
        <table:table-columns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 table:number-columns-spanned="2">
            <text:h text:style-name="P129" text:outline-level="2">modification des paramÈtres À prendre en compte par le jury <text:s/>pour la simulation</text:h>
          </table:table-cell>
          <table:covered-table-cell/>
        </table:table-row>
        <table:table-row table:style-name="TableRow130">
          <table:table-cell table:style-name="TableCell131">
            <text:p text:style-name="P132">Objet de l’activité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Identité</text:p>
            <text:p text:style-name="Normal"><text:span text:style-name="T138">Objectif </text:span><text:span text:style-name="T139"></text:span><text:span text:style-name="T140">définir et personnaliser le profil</text:span>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Relation à l’entreprise</text:p>
          </table:table-cell>
          <table:table-cell table:style-name="TableCell146">
            <text:p text:style-name="P147"/>
            <text:p text:style-name="P148"/>
            <text:p text:style-name="P149"/>
          </table:table-cell>
        </table:table-row>
        <table:table-row table:style-name="TableRow150">
          <table:table-cell table:style-name="TableCell151">
            <text:p text:style-name="Normal"><text:span text:style-name="T152">Date de la rencontre</text:span></text:p>
          </table:table-cell>
          <table:table-cell table:style-name="TableCell153">
            <text:p text:style-name="P154"/>
            <text:p text:style-name="P155"/>
            <text:p text:style-name="P156"/>
          </table:table-cell>
        </table:table-row>
        <table:table-row table:style-name="TableRow157">
          <table:table-cell table:style-name="TableCell158">
            <text:p text:style-name="P159">Lieu<text:s/></text:p>
          </table:table-cell>
          <table:table-cell table:style-name="TableCell160">
            <text:p text:style-name="P161"/>
            <text:p text:style-name="P162"/>
          </table:table-cell>
        </table:table-row>
        <table:table-row table:style-name="TableRow163">
          <table:table-cell table:style-name="TableCell164">
            <text:p text:style-name="P165">Historique de la relation</text:p>
            <text:p text:style-name="Normal"><text:span text:style-name="T166">Objectif</text:span><text:span text:style-name="T167"></text:span><text:span text:style-name="T168">Définir le moment, le lieu, le moyen de contact avec l’entreprise</text:span>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Objectifs de la simulation</text:p>
          </table:table-cell>
          <table:table-cell table:style-name="TableCell174">
            <text:p text:style-name="P175"/>
            <text:p text:style-name="P176"/>
            <text:p text:style-name="P177"/>
            <text:p text:style-name="P178"/>
          </table:table-cell>
        </table:table-row>
        <table:table-row table:style-name="TableRow179">
          <table:table-cell table:style-name="TableCell180">
            <text:p text:style-name="P181">Délimitation de Séquence (s)</text:p>
          </table:table-cell>
          <table:table-cell table:style-name="TableCell182">
            <text:p text:style-name="P183"/>
            <text:p text:style-name="P184"/>
            <text:p text:style-name="P185"/>
            <text:p text:style-name="P186"/>
          </table:table-cell>
        </table:table-row>
        <table:table-row table:style-name="TableRow187">
          <table:table-cell table:style-name="TableCell188">
            <text:p text:style-name="P189">Motivations</text:p>
            <text:p text:style-name="Normal"><text:span text:style-name="T190">Objectif</text:span><text:span text:style-name="T191"></text:span><text:span text:style-name="T192"><text:s/>définir le ou les bénéfices de l’offre / de l’événement</text:span></text:p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Normal"><text:span text:style-name="T197">Freins</text:span></text:p>
            <text:p text:style-name="Normal"><text:span text:style-name="T198">Objectif</text:span><text:span text:style-name="T199"></text:span><text:span text:style-name="T200"><text:s/>Rechercher les raisons de non achat / refus de l’opération</text:span>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Normal"><text:span text:style-name="T205">Contrainte(s)</text:span></text:p>
          </table:table-cell>
          <table:table-cell table:style-name="TableCell206">
            <text:p text:style-name="P207"/>
            <text:p text:style-name="P208"/>
          </table:table-cell>
        </table:table-row>
        <table:table-row table:style-name="TableRow209">
          <table:table-cell table:style-name="TableCell210">
            <text:p text:style-name="P211">Objections</text:p>
          </table:table-cell>
          <table:table-cell table:style-name="TableCell212">
            <text:p text:style-name="P213"/>
            <text:p text:style-name="P21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style:text-autospace="none" fo:margin-bottom="0in" fo:line-height="100%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" fo:font-weight="bold" style:font-weight-asian="bold" fo:font-variant="small-caps" fo:font-size="12pt" style:font-size-asian="12pt" style:font-size-complex="10pt" style:language-asian="ar" style:country-asian="SA" fo:hyphenate="false"/>
    </style:style>
    <style:style style:name="Normal" style:display-name="Normal" style:family="paragraph">
      <style:paragraph-properties fo:line-height="103%"/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Times New Roman" style:font-name-asian="Times New Roman" style:font-name-complex="Times" fo:font-weight="bold" style:font-weight-asian="bold" fo:font-variant="small-caps" fo:font-size="12pt" style:font-size-asian="12pt" style:font-size-complex="10pt" style:language-asian="ar" style:country-asian="SA"/>
    </style:style>
    <style:style style:name="Paragraphedeliste" style:display-name="Paragraphe de liste" style:family="paragraph" style:parent-style-name="Normal">
      <style:paragraph-properties fo:text-align="center"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p3" style:display-name="p3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style:style style:name="s1" style:display-name="s1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serge-savi@wanadoo.fr</meta:initial-creator>
    <dc:creator>s.savi</dc:creator>
    <meta:creation-date>2020-01-17T15:17:00Z</meta:creation-date>
    <dc:date>2023-03-21T10:34:00Z</dc:date>
    <meta:template xlink:href="Normal" xlink:type="simple"/>
    <meta:editing-cycles>3</meta:editing-cycles>
    <meta:editing-duration>PT780S</meta:editing-duration>
    <meta:document-statistic meta:page-count="2" meta:paragraph-count="3" meta:word-count="242" meta:character-count="1570" meta:row-count="11" meta:non-whitespace-character-count="1331"/>
  </office:meta>
</office:document-meta>
</file>